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rain</text:p>
          </table:table-cell>
          <table:table-cell table:style-name="ce1" office:value-type="string" calcext:value-type="string">
            <text:p>sentiment score</text:p>
          </table:table-cell>
        </table:table-row>
        <table:table-row table:style-name="ro1">
          <table:table-cell office:value-type="string" calcext:value-type="string">
            <text:p>lsd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maui-wowie</text:p>
          </table:table-cell>
          <table:table-cell office:value-type="float" office:value="0.533333333333" calcext:value-type="float">
            <text:p>0.5333333333</text:p>
          </table:table-cell>
        </table:table-row>
        <table:table-row table:style-name="ro1">
          <table:table-cell office:value-type="string" calcext:value-type="string">
            <text:p>durban-poison</text:p>
          </table:table-cell>
          <table:table-cell office:value-type="float" office:value="0.442333333333" calcext:value-type="float">
            <text:p>0.4423333333</text:p>
          </table:table-cell>
        </table:table-row>
        <table:table-row table:style-name="ro1">
          <table:table-cell office:value-type="string" calcext:value-type="string">
            <text:p>bruce-banner</text:p>
          </table:table-cell>
          <table:table-cell office:value-type="float" office:value="0.410952380952" calcext:value-type="float">
            <text:p>0.410952381</text:p>
          </table:table-cell>
        </table:table-row>
        <table:table-row table:style-name="ro1">
          <table:table-cell office:value-type="string" calcext:value-type="string">
            <text:p>jack-herer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olden-goat</text:p>
          </table:table-cell>
          <table:table-cell office:value-type="float" office:value="0.377264957265" calcext:value-type="float">
            <text:p>0.3772649573</text:p>
          </table:table-cell>
        </table:table-row>
        <table:table-row table:style-name="ro1">
          <table:table-cell office:value-type="string" calcext:value-type="string">
            <text:p>strawberry-cough</text:p>
          </table:table-cell>
          <table:table-cell office:value-type="float" office:value="0.358796296296" calcext:value-type="float">
            <text:p>0.3587962963</text:p>
          </table:table-cell>
        </table:table-row>
        <table:table-row table:style-name="ro1">
          <table:table-cell office:value-type="string" calcext:value-type="string">
            <text:p>gorilla-glue-4</text:p>
          </table:table-cell>
          <table:table-cell office:value-type="float" office:value="0.314848922122" calcext:value-type="float">
            <text:p>0.3148489221</text:p>
          </table:table-cell>
        </table:table-row>
        <table:table-row table:style-name="ro1">
          <table:table-cell office:value-type="string" calcext:value-type="string">
            <text:p>white-widow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granddaddy-purple</text:p>
          </table:table-cell>
          <table:table-cell office:value-type="float" office:value="0.271145833333" calcext:value-type="float">
            <text:p>0.2711458333</text:p>
          </table:table-cell>
        </table:table-row>
        <table:table-row table:style-name="ro1">
          <table:table-cell office:value-type="string" calcext:value-type="string">
            <text:p>og-kush</text:p>
          </table:table-cell>
          <table:table-cell office:value-type="float" office:value="0.260555555556" calcext:value-type="float">
            <text:p>0.2605555556</text:p>
          </table:table-cell>
        </table:table-row>
        <table:table-row table:style-name="ro1">
          <table:table-cell office:value-type="string" calcext:value-type="string">
            <text:p>alaskan-thunder-fuck</text:p>
          </table:table-cell>
          <table:table-cell office:value-type="float" office:value="0.257449494949" calcext:value-type="float">
            <text:p>0.2574494949</text:p>
          </table:table-cell>
        </table:table-row>
        <table:table-row table:style-name="ro1">
          <table:table-cell office:value-type="string" calcext:value-type="string">
            <text:p>blue-dream</text:p>
          </table:table-cell>
          <table:table-cell office:value-type="float" office:value="0.25615" calcext:value-type="float">
            <text:p>0.25615</text:p>
          </table:table-cell>
        </table:table-row>
        <table:table-row table:style-name="ro1">
          <table:table-cell office:value-type="string" calcext:value-type="string">
            <text:p>cherry-pie</text:p>
          </table:table-cell>
          <table:table-cell office:value-type="float" office:value="0.25125" calcext:value-type="float">
            <text:p>0.25125</text:p>
          </table:table-cell>
        </table:table-row>
        <table:table-row table:style-name="ro1">
          <table:table-cell office:value-type="string" calcext:value-type="string">
            <text:p>skywalker</text:p>
          </table:table-cell>
          <table:table-cell office:value-type="float" office:value="0.245833333333" calcext:value-type="float">
            <text:p>0.2458333333</text:p>
          </table:table-cell>
        </table:table-row>
        <table:table-row table:style-name="ro1">
          <table:table-cell office:value-type="string" calcext:value-type="string">
            <text:p>star-killer</text:p>
          </table:table-cell>
          <table:table-cell office:value-type="float" office:value="0.240353363568" calcext:value-type="float">
            <text:p>0.2403533636</text:p>
          </table:table-cell>
        </table:table-row>
        <table:table-row table:style-name="ro1">
          <table:table-cell office:value-type="string" calcext:value-type="string">
            <text:p>northern-lights</text:p>
          </table:table-cell>
          <table:table-cell office:value-type="float" office:value="0.234797979798" calcext:value-type="float">
            <text:p>0.2347979798</text:p>
          </table:table-cell>
        </table:table-row>
        <table:table-row table:style-name="ro1">
          <table:table-cell office:value-type="string" calcext:value-type="string">
            <text:p>green-crack</text:p>
          </table:table-cell>
          <table:table-cell office:value-type="float" office:value="0.230260191198" calcext:value-type="float">
            <text:p>0.2302601912</text:p>
          </table:table-cell>
        </table:table-row>
        <table:table-row table:style-name="ro1">
          <table:table-cell office:value-type="string" calcext:value-type="string">
            <text:p>romulan</text:p>
          </table:table-cell>
          <table:table-cell office:value-type="float" office:value="0.225515873016" calcext:value-type="float">
            <text:p>0.225515873</text:p>
          </table:table-cell>
        </table:table-row>
        <table:table-row table:style-name="ro1">
          <table:table-cell office:value-type="string" calcext:value-type="string">
            <text:p>animal-cookies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irl-scout-cookie</text:p>
          </table:table-cell>
          <table:table-cell office:value-type="float" office:value="0.197564935065" calcext:value-type="float">
            <text:p>0.1975649351</text:p>
          </table:table-cell>
        </table:table-row>
        <table:table-row table:style-name="ro1">
          <table:table-cell office:value-type="string" calcext:value-type="string">
            <text:p>pineapple-express</text:p>
          </table:table-cell>
          <table:table-cell office:value-type="float" office:value="0.188333333333" calcext:value-type="float">
            <text:p>0.1883333333</text:p>
          </table:table-cell>
        </table:table-row>
        <table:table-row table:style-name="ro1">
          <table:table-cell office:value-type="string" calcext:value-type="string">
            <text:p>bubba-kush</text:p>
          </table:table-cell>
          <table:table-cell office:value-type="float" office:value="0.186296296296" calcext:value-type="float">
            <text:p>0.1862962963</text:p>
          </table:table-cell>
        </table:table-row>
        <table:table-row table:style-name="ro1">
          <table:table-cell office:value-type="string" calcext:value-type="string">
            <text:p>harlequin</text:p>
          </table:table-cell>
          <table:table-cell office:value-type="float" office:value="0.171449275362" calcext:value-type="float">
            <text:p>0.1714492754</text:p>
          </table:table-cell>
        </table:table-row>
        <table:table-row table:style-name="ro1">
          <table:table-cell office:value-type="string" calcext:value-type="string">
            <text:p>trainwreck</text:p>
          </table:table-cell>
          <table:table-cell office:value-type="float" office:value="0.162555555556" calcext:value-type="float">
            <text:p>0.1625555556</text:p>
          </table:table-cell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cannatonic</text:p>
          </table:table-cell>
          <table:table-cell office:value-type="float" office:value="0.134871794872" calcext:value-type="float">
            <text:p>0.1348717949</text:p>
          </table:table-cell>
        </table:table-row>
        <table:table-row table:style-name="ro1">
          <table:table-cell office:value-type="string" calcext:value-type="string">
            <text:p>sour-diesel</text:p>
          </table:table-cell>
          <table:table-cell office:value-type="float" office:value="0.118827160494" calcext:value-type="float">
            <text:p>0.1188271605</text:p>
          </table:table-cell>
        </table:table-row>
        <table:table-row table:style-name="ro1">
          <table:table-cell office:value-type="string" calcext:value-type="string">
            <text:p>grape-ape</text:p>
          </table:table-cell>
          <table:table-cell office:value-type="float" office:value="0.117601010101" calcext:value-type="float">
            <text:p>0.1176010101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float" office:value="0.0684343434343" calcext:value-type="float">
            <text:p>0.0684343434</text:p>
          </table:table-cell>
        </table:table-row>
        <table:table-row table:style-name="ro1">
          <table:table-cell office:value-type="string" calcext:value-type="string">
            <text:p>headband</text:p>
          </table:table-cell>
          <table:table-cell office:value-type="float" office:value="0.0654166666667" calcext:value-type="float">
            <text:p>0.0654166667</text:p>
          </table:table-cell>
        </table:table-row>
      </table:table>
      <table:named-expressions/>
      <table:database-ranges>
        <table:database-range table:name="__Anonymous_Sheet_DB__0" table:target-range-address="Sheet1.A2:Sheet1.B3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42:30.658059299</meta:creation-date>
    <dc:date>2016-12-05T21:44:35.817461512</dc:date>
    <meta:editing-duration>PT2M6S</meta:editing-duration>
    <meta:editing-cycles>1</meta:editing-cycles>
    <meta:document-statistic meta:table-count="1" meta:cell-count="64" meta:object-count="0"/>
    <meta:generator>LibreOffice/5.1.4.2$Linux_X86_64 LibreOffice_project/10m0$Build-2</meta:generator>
  </office:meta>
</office:document-meta>
</file>